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e8248" officeooo:paragraph-rsid="000e8248"/>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fb9e4"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the last section, we saw the structure of the most basic Arduino program that we can construct in the form of the Blank sketch. You should notice that while this program didn't actually <text:span text:style-name="T1">do</text:span><text:span text:style-name="T2"> anything, it did contain two distinct blocks of code or 'functions.' We'll learn more about functions in section 1.3, for now, just think of them as blocks of related lines of code. The two functions that all Arduino programs contain are called setup and loop.<text:line-break/><text:line-break/>Both of these functions are required for every Arduino program. The Arduino program will automatically run the setup function every time the device is turned on, or the rest button is pressed, or the reset is triggered over the serial connection. Setup will be run once, and then the loop function will be run over and over again until the device is turned off, or reset. <text:line-break/><text:line-break/></text:span><text:span text:style-name="T3">In order for us to see how the Arduino works, we're going to use an important new tool called the Serial Port. This is the way we can send messages from the Arduino to our computer to tell us what's going on with the board. This is the most important debugging tool in Arduino development. <text:line-break/><text:line-break/>Open the sketch SetupLoop.ino, inside you should see that we still have the setup and loop functions, but inside each function we have some lines of code to be executed. <text:s/>Above each line of actual code is a comment, this text that is wrapped inside the special characteers /* */ and it is ignored by the computer when it sends code to the Arduino. These comments describe what each line of code does. Read them carefully and try and make a prediction about what the code is going to do. <text:line-break/><text:line-break/>With your prediction in place, press the Upload button to send the code to the Arduino. Once the code is done uloading, open the Serial Monitor by pressing the button on the upper right hand corner of the screen. <text:line-break/><text:line-break/>Make sure that the baud rate mactches that of your code (9600). Are you seeing what you expected to see on the serial monit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M57S</meta:editing-duration>
    <meta:editing-cycles>3</meta:editing-cycles>
    <meta:generator>LibreOffice/5.2.1.2$Windows_x86 LibreOffice_project/31dd62db80d4e60af04904455ec9c9219178d620</meta:generator>
    <dc:date>2017-08-31T14:01:34.670000000</dc:date>
    <meta:document-statistic meta:table-count="0" meta:image-count="0" meta:object-count="0" meta:page-count="1" meta:paragraph-count="1" meta:word-count="354" meta:character-count="1951" meta:non-whitespace-character-count="1587"/>
    <meta:user-defined meta:name="Info 1"/>
    <meta:user-defined meta:name="Info 2"/>
    <meta:user-defined meta:name="Info 3"/>
    <meta:user-defined meta:name="Info 4"/>
  </office:meta>
</office:document-meta>
</file>